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18-01-0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17-01-0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16-01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15-02-11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13-12-19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13-02-0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12-01-06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11-01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10-01-21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09-01-15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08-01-30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07-01-10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06-01-06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05-01-19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04-02-16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03-01-16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02-01-09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01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2000-02-1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99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9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97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9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9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9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8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8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83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8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8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80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7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7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7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7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7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7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7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7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7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040095050701</text:p>
          </table:table-cell>
          <table:table-cell office:value-type="string" calcext:value-type="string">
            <text:p>1945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